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bfc1d" officeooo:paragraph-rsid="000bfc1d"/>
    </style:style>
    <style:style style:name="P2" style:family="paragraph" style:parent-style-name="Standard">
      <style:text-properties fo:language="es" fo:country="ES" officeooo:rsid="000e2553" officeooo:paragraph-rsid="000e2553"/>
    </style:style>
    <style:style style:name="P3" style:family="paragraph" style:parent-style-name="Standard">
      <style:text-properties fo:language="es" fo:country="ES" style:text-underline-style="solid" style:text-underline-width="auto" style:text-underline-color="font-color" officeooo:rsid="000bfc1d" officeooo:paragraph-rsid="000bfc1d"/>
    </style:style>
    <style:style style:name="P4" style:family="paragraph" style:parent-style-name="Standard">
      <style:text-properties fo:language="es" fo:country="ES" style:text-underline-style="solid" style:text-underline-width="auto" style:text-underline-color="font-color" officeooo:rsid="00098af9" officeooo:paragraph-rsid="000e2553"/>
    </style:style>
    <style:style style:name="P5" style:family="paragraph" style:parent-style-name="Standard">
      <style:text-properties fo:language="es" fo:country="ES" officeooo:rsid="00098af9" officeooo:paragraph-rsid="00098af9"/>
    </style:style>
    <style:style style:name="P6" style:family="paragraph" style:parent-style-name="Standard">
      <style:text-properties fo:language="es" fo:country="ES" officeooo:rsid="00098af9" officeooo:paragraph-rsid="000e2553"/>
    </style:style>
    <style:style style:name="P7" style:family="paragraph" style:parent-style-name="Standard">
      <style:text-properties fo:language="es" fo:country="ES" officeooo:rsid="00098af9" officeooo:paragraph-rsid="000bfc1d"/>
    </style:style>
    <style:style style:name="T1" style:family="text">
      <style:text-properties officeooo:rsid="000a46b6"/>
    </style:style>
    <style:style style:name="T2" style:family="text">
      <style:text-properties officeooo:rsid="000acd70"/>
    </style:style>
    <style:style style:name="T3" style:family="text">
      <style:text-properties officeooo:rsid="000bfc1d"/>
    </style:style>
    <style:style style:name="T4" style:family="text">
      <style:text-properties officeooo:rsid="000e2553"/>
    </style:style>
    <style:style style:name="T5" style:family="text">
      <style:text-properties officeooo:rsid="00101e5a"/>
    </style:style>
    <style:style style:name="T6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6">Para la posterior manipulación del perfil longitudinal de Giswater una vez está generado, se debe guardar en formato pdf o svg, puesto que son los más universales para la carga y manipulación posterior desde otra herramienta. Con el archivo en alguno de estos dos formatos, existen numerosas herramientas para su manipulación y conversión.<text:line-break/></text:span></text:p>
      <text:p text:style-name="P3">Herramientas de CAD escritorio</text:p>
      <text:p text:style-name="P5">- Draftsight, <text:s/><text:span text:style-name="T4">aplicación de pago, con su c</text:span>ompleme<text:span text:style-name="T1">n</text:span>to – PDF import <text:s text:c="2"/>(solo versión <text:span text:style-name="T3">de pago</text:span>)</text:p>
      <text:p text:style-name="P5">- AutoDWG Converter, <text:span text:style-name="T3">p</text:span>otent<text:span text:style-name="T3">ísima </text:span>herramienta de conversión, <text:span text:style-name="T3">però con una licencia gratuita con solo la posibilidad de realizar una importación al dia</text:span></text:p>
      <text:p text:style-name="P5"/>
      <text:p text:style-name="P4">Herramientas web <text:span text:style-name="T4">de conversion</text:span></text:p>
      <text:p text:style-name="P6"><text:span text:style-name="T4">Realmente numerosas aplicaciones, solo una simple búsqueda de ‘f</text:span>ree converter <text:span text:style-name="T2">pdf to dxf’ o ‘free converter svg to dxf’ nos devolderá muchos resultados.<text:line-break/>Todas las aplicaciones cumplen el mismo patrón y en todas ellas los textos son generados en el dxf como imágenes, con lo cual la manipulación de los mismos es tediosa.</text:span></text:p>
      <text:p text:style-name="P5"/>
      <text:p text:style-name="P3">Herramientas manipulación de imagen escritorio</text:p>
      <text:p text:style-name="P7">- Inscap<text:span text:style-name="T1">e, software libre, es una buena alternativa puesto que permite la importación desde PDF, y reconoce los textos como tales, con lo cual una manipulación de ellos es factible y fácil</text:span></text:p>
      <text:p text:style-name="P5"/>
      <text:p text:style-name="P5"><text:tab/><text:tab/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0T09:45:42.065000000</meta:creation-date>
    <dc:date>2021-01-20T10:58:56.840000000</dc:date>
    <meta:editing-duration>PT6M45S</meta:editing-duration>
    <meta:editing-cycles>3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9" meta:word-count="187" meta:character-count="1196" meta:non-whitespace-character-count="1010"/>
  </office:meta>
</office:document-meta>
</file>